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機器學習報告</text:p>
      <text:h text:style-name="Heading_20_1" text:outline-level="1">結果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5:45:30.055225541</meta:creation-date>
    <dc:date>2017-12-24T15:47:57.881906168</dc:date>
    <meta:editing-duration>PT2M29S</meta:editing-duration>
    <meta:editing-cycles>1</meta:editing-cycles>
    <meta:document-statistic meta:table-count="0" meta:image-count="0" meta:object-count="0" meta:page-count="1" meta:paragraph-count="2" meta:word-count="8" meta:character-count="8" meta:non-whitespace-character-count="8"/>
    <meta:generator>LibreOffice/5.4.2.2$Linux_X86_64 LibreOffice_project/40m0$Build-2</meta:generator>
  </office:meta>
</office:document-meta>
</file>